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Arial, Helvetica, Lucida, Geneva, Helmet, sans-serif, 'Andale Sans UI', 'Arial Unicode MS', 'Lucida Sans Unicode', Tahoma"/>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Heading_20_2">
      <style:text-properties fo:language="fr" fo:country="FR"/>
    </style:style>
    <style:style style:name="P3" style:family="paragraph" style:parent-style-name="Heading_20_1" style:master-page-name="HTML">
      <style:paragraph-properties style:page-number="auto"/>
      <style:text-properties fo:language="fr" fo:country="FR"/>
    </style:style>
    <style:style style:name="T1" style:family="text">
      <style:text-properties fo:language="fr" fo:country="FR"/>
    </style:style>
    <style:style style:name="T2" style:family="text">
      <style:text-properties officeooo:rsid="000f1f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nctions disponibles dans OpenOffice.org Writer</text:p>
      <text:p text:style-name="P1"><text:span text:style-name="T2">de </text:span>OpenOffice.org Writer vous permet de concevoir et de produire des documents texte qui peuvent inclure des images, des tableaux ou des diagrammes. Vous pouvez ensuite enregistrer les documents dans différents formats, incluant le format standardisé OpenDocument Format (ODF), le format .doc Microsoft Word ou HTML. Vous pouvez facilement exporter vos documents au format Portable Document Format (PDF).</text:p>
      <text:h text:style-name="P2" text:outline-level="2">Rédaction</text:h>
      <text:p text:style-name="Text_20_body"><text:span text:style-name="T1">OpenOffice.org Writer vous permet de créer des documents simples, tels que des mémos, des </text:span><text:a xlink:type="simple" xlink:href="vnd.sun.star.help://shared/text/shared/guide/fax.xhp?Language=fr&amp;System=UNIX&amp;UseDB=no&amp;DbPAR=swriter">fax</text:a><text:span text:style-name="T1">, des lettres, des curriculum vitae et des </text:span><text:a xlink:type="simple" xlink:href="vnd.sun.star.help://swriter/text/swriter/01/01150000.xhp?Language=fr&amp;System=UNIX&amp;UseDB=no&amp;DbPAR=swriter">mailing</text:a><text:span text:style-name="T1">, tout comme des documents volumineux et complexes ou des documents composés de plusieurs éléments, par exemple, des bibliographies, des tables de références et des index.</text:span></text:p>
      <text:p text:style-name="Text_20_body"><text:span text:style-name="T1">OpenOffice.org Writer dispose également de fonctions très utiles : </text:span><text:a xlink:type="simple" xlink:href="vnd.sun.star.help://shared/text/shared/01/06010000.xhp?Language=fr&amp;System=UNIX&amp;UseDB=no&amp;DbPAR=swriter">vérificateur d'orthographe</text:a><text:span text:style-name="T1">, </text:span><text:a xlink:type="simple" xlink:href="vnd.sun.star.help://swriter/text/swriter/guide/using_thesaurus.xhp?Language=fr&amp;System=UNIX&amp;UseDB=no&amp;DbPAR=swriter">dictionnaire des synonymes</text:a><text:span text:style-name="T1">, outil </text:span><text:a xlink:type="simple" xlink:href="vnd.sun.star.help://shared/text/shared/01/06040000.xhp?Language=fr&amp;System=UNIX&amp;UseDB=no&amp;DbPAR=swriter">AutoCorrection</text:a><text:span text:style-name="T1">, outil de </text:span><text:a xlink:type="simple" xlink:href="vnd.sun.star.help://swriter/text/swriter/01/06030000.xhp?Language=fr&amp;System=UNIX&amp;UseDB=no&amp;DbPAR=swriter">coupure des mots</text:a><text:span text:style-name="T1">, ainsi qu'une vaste gamme de </text:span><text:a xlink:type="simple" xlink:href="vnd.sun.star.help://shared/text/shared/01/01010100.xhp?Language=fr&amp;System=UNIX&amp;UseDB=no&amp;DbPAR=swriter">modèles</text:a><text:span text:style-name="T1"> pour les principaux types de documents utilisés. Vous pouvez également créer vos propres modèles à l'aide des assistants.</text:span></text:p>
      <text:h text:style-name="P2" text:outline-level="2">Création et structuration</text:h>
      <text:p text:style-name="Text_20_body"><text:span text:style-name="T1">OpenOffice.org met à votre disposition une grande variété d'options pour la conception de vos documents. La </text:span><text:a xlink:type="simple" xlink:href="vnd.sun.star.help://swriter/text/swriter/01/05140000.xhp?Language=fr&amp;System=UNIX&amp;UseDB=no&amp;DbPAR=swriter">fenêtre Styles et formatage</text:a><text:span text:style-name="T1"> permet de créer, d'assigner et de modifier des styles pour des paragraphes, des caractères, des cadres et des pages spécifiques. De plus, le </text:span><text:a xlink:type="simple" xlink:href="vnd.sun.star.help://swriter/text/swriter/01/02110000.xhp?Language=fr&amp;System=UNIX&amp;UseDB=no&amp;DbPAR=swriter">Navigateur</text:a><text:span text:style-name="T1"> permet de se déplacer rapidement au sein des documents, d'afficher un document en mode Plan et d'effectuer le suivi des objets insérés dans un document.</text:span></text:p>
      <text:p text:style-name="Text_20_body"><text:span text:style-name="T1">Vous pouvez aussi créer différents </text:span><text:a xlink:type="simple" xlink:href="vnd.sun.star.help://swriter/text/swriter/01/04120000.xhp?Language=fr&amp;System=UNIX&amp;UseDB=no&amp;DbPAR=swriter">index et tables</text:a><text:span text:style-name="T1"> dans les documents texte, puis définir leur structure et leur apparence en fonction de vos besoins spécifiques. Les hyperliens actifs et les repères de texte vous permettent d'accéder directement aux éléments correspondants dans le texte.</text:span></text:p>
      <text:h text:style-name="P2" text:outline-level="2">OpenOffice.org Writer et la publication assistée par ordinateur (PAO)</text:h>
      <text:p text:style-name="Text_20_body"><text:span text:style-name="T1">OpenOffice.org Writer contient de nombreux outils de dessin et de publication assistée par ordinateur qui vous aident à créer des documents professionnels élaborés, tels que des prospectus, des bulletins d'information ou des invitations. Vous pouvez formater les documents sur plusieurs colonnes et y inclure des </text:span><text:a xlink:type="simple" xlink:href="vnd.sun.star.help://swriter/text/swriter/guide/text_frame.xhp?Language=fr&amp;System=UNIX&amp;UseDB=no&amp;DbPAR=swriter">cadres texte</text:a><text:span text:style-name="T1">, des </text:span><text:a xlink:type="simple" xlink:href="vnd.sun.star.help://swriter/text/swriter/guide/insert_graphic.xhp?Language=fr&amp;System=UNIX&amp;UseDB=no&amp;DbPAR=swriter">images</text:a><text:span text:style-name="T1">, des </text:span><text:a xlink:type="simple" xlink:href="vnd.sun.star.help://swriter/text/swriter/guide/table_insert.xhp?Language=fr&amp;System=UNIX&amp;UseDB=no&amp;DbPAR=swriter">tableaux</text:a><text:span text:style-name="T1"> et bien d'autres objets.</text:span></text:p>
      <text:h text:style-name="P2" text:outline-level="2">Calculs</text:h>
      <text:p text:style-name="Text_20_body"><text:span text:style-name="T1">Les documents texte de OpenOffice.org disposent d'une </text:span><text:a xlink:type="simple" xlink:href="vnd.sun.star.help://swriter/text/swriter/main0214.xhp?Language=fr&amp;System=UNIX&amp;UseDB=no&amp;DbPAR=swriter">fonction de calcul</text:a><text:span text:style-name="T1"> intégrée grâce à laquelle il est possible d'effectuer des calculs même compliqués ou encore des opérations logiques ; vous n'aurez aucun problème à créer un tableau contenant des calculs.</text:span></text:p>
      <text:h text:style-name="P2" text:outline-level="2">Création de dessins</text:h>
      <text:p text:style-name="Text_20_body"><text:span text:style-name="T1">L'</text:span><text:a xlink:type="simple" xlink:href="vnd.sun.star.help://shared/text/shared/02/01140000.xhp?Language=fr&amp;System=UNIX&amp;UseDB=no&amp;DbPAR=swriter">outil de dessin</text:a><text:span text:style-name="T1"> de OpenOffice.org Writer vous permet de créer des dessins, des images, des légendes et d'autres types d'objets de dessin directement dans les documents texte.</text:span></text:p>
      <text:h text:style-name="P2" text:outline-level="2">Insertion d'images</text:h>
      <text:p text:style-name="Text_20_body"><text:span text:style-name="T1">Vous pouvez insérer des images dans des </text:span><text:a xlink:type="simple" xlink:href="vnd.sun.star.help://shared/text/shared/00/00000020.xhp?Language=fr&amp;System=UNIX&amp;UseDB=no&amp;DbPAR=swriter">formats différents</text:a><text:span text:style-name="T1"> dans les documents texte, incluant des images au format JPG ou GIF. De plus, la </text:span><text:a xlink:type="simple" xlink:href="vnd.sun.star.help://shared/text/shared/01/gallery.xhp?Language=fr&amp;System=UNIX&amp;UseDB=no&amp;DbPAR=swriter">Gallery</text:a><text:span text:style-name="T1"> fournit une collection d'images clipart et </text:span><text:a xlink:type="simple" xlink:href="vnd.sun.star.help://shared/text/shared/guide/fontwork.xhp?Language=fr&amp;System=UNIX&amp;UseDB=no&amp;DbPAR=swriter">Fontwork</text:a><text:span text:style-name="T1"> fournit des effets de police étonnants.</text:span></text:p>
      <text:h text:style-name="P2" text:outline-level="2"><text:soft-page-break/>Flexibilité de l'interface du programme</text:h>
      <text:p text:style-name="Text_20_body"><text:span text:style-name="T1">L'interface du programme a été conçue pour que vous puissiez la configurer selon vos préférences et notamment organiser les icônes et les menus comme vous le souhaitez. Vous pouvez placer partout sur l'écran, sous forme de fenêtres flottantes, différentes fenêtres du programme, telles que les fenêtres Styles et formatage ou le Navigateur. Vous pouvez également </text:span><text:a xlink:type="simple" xlink:href="vnd.sun.star.help://shared/text/shared/guide/autohide.xhp?Language=fr&amp;System=UNIX&amp;UseDB=no&amp;DbPAR=swriter">ancrer</text:a><text:span text:style-name="T1"> certaines fenêtres au bord de la zone de travail.</text:span></text:p>
      <text:h text:style-name="P2" text:outline-level="2">Glisser-Déposer</text:h>
      <text:p text:style-name="Text_20_body"><text:span text:style-name="T1">La fonction </text:span><text:a xlink:type="simple" xlink:href="vnd.sun.star.help://shared/text/shared/guide/dragdrop.xhp?Language=fr&amp;System=UNIX&amp;UseDB=no&amp;DbPAR=swriter">glisser-déposer</text:a><text:span text:style-name="T1"> permet de travailler de manière rapide et efficace dans des documents texte OpenOffice.org. Par exemple, vous pouvez faire glisser et déposer des objets (comme des images de la Gallery) d'un endroit à un autre au sein d'un même document ou bien d'un document OpenOffice.org ouvert vers un autre.</text:span></text:p>
      <text:h text:style-name="P2" text:outline-level="2">Fonctions d'aide</text:h>
      <text:p text:style-name="Text_20_body"><text:span text:style-name="T1">Vous pouvez vous servir du </text:span><text:a xlink:type="simple" xlink:href="vnd.sun.star.help://shared/text/shared/05/00000110.xhp?Language=fr&amp;System=UNIX&amp;UseDB=no&amp;DbPAR=swriter">système d'aide</text:a><text:span text:style-name="T1"> comme d'une référence complète pour les applications OpenOffice.org. Vous y trouverez notamment des </text:span><text:a xlink:type="simple" xlink:href="vnd.sun.star.help://swriter/text/swriter/guide/main.xhp?Language=fr&amp;System=UNIX&amp;UseDB=no&amp;DbPAR=swriter">instructions</text:a><text:span text:style-name="T1"> sur les tâches simples et celles plus complex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Bitstream Vera Sans" svg:font-family="'Bitstream Vera Sans', Arial, Helvetica, Lucida, Geneva, Helmet, sans-serif, 'Andale Sans UI', 'Arial Unicode MS', 'Lucida Sans Unicode', Tahoma"/>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paragraph-properties fo:margin-top="0.1665in" fo:margin-bottom="0.0626in" style:contextual-spacing="false" fo:padding-left="0in" fo:padding-right="0in" fo:padding-top="0in" fo:padding-bottom="0.0626in" fo:border-left="none" fo:border-right="none" fo:border-top="none" fo:border-bottom="0.06pt solid #000000"/>
      <style:text-properties style:font-name="Bitstream Vera Sans" fo:font-size="18pt" fo:font-weight="bold" style:font-name-asian="Bitstream Vera Sans" style:font-size-asian="18pt" style:font-weight-asian="bold" style:font-name-complex="Bitstream Vera Sans"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665in" fo:margin-bottom="0.0693in" style:contextual-spacing="false"/>
      <style:text-properties style:font-name="Bitstream Vera Sans" fo:font-size="14pt" fo:font-weight="bold" style:font-name-asian="Bitstream Vera Sans" style:font-size-asian="14pt" style:font-weight-asian="bold" style:font-name-complex="Bitstream Vera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7-02T19:29:16</meta:creation-date>
    <dc:date>2013-09-11T14:55:36</dc:date>
    <meta:editing-duration>PT8M45S</meta:editing-duration>
    <meta:editing-cycles>2</meta:editing-cycles>
    <meta:generator>LibreOffice/4.0-5$Linux_X86_64 LibreOffice_project/400m0$Build-305</meta:generator>
    <dc:creator>bench </dc:creator>
    <meta:document-statistic meta:table-count="0" meta:image-count="0" meta:object-count="0" meta:page-count="2" meta:paragraph-count="22" meta:word-count="599" meta:character-count="4036" meta:non-whitespace-character-count="3459"/>
  </office:meta>
</office:document-meta>
</file>